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4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2pt" style:text-underline-style="none" fo:font-weight="normal" officeooo:paragraph-rsid="001a571a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090719"/>
    </style:style>
    <style:style style:name="T4" style:family="text">
      <style:text-properties fo:text-transform="uppercase" officeooo:rsid="0022c4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2b323c" fo:background-color="transparent" loext:char-shading-value="0" style:font-weight-asian="normal" style:font-weight-complex="normal"/>
    </style:style>
    <style:style style:name="T17" style:family="text">
      <style:text-properties officeooo:rsid="0005ad24" fo:background-color="transparent" loext:char-shading-value="0"/>
    </style:style>
    <style:style style:name="T18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20">do text</text:span></text:p><text:p text:style-name="P11"><text:span text:style-name="T20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ATTESTATION</text:span><text:span text:style-name="T1"> d'affichage </text:span><text:span text:style-name="T2">DE LA </text:span><text:span text:style-name="T3">DÉCISION</text:span></text:p>
      <text:p text:style-name="P2"/>
      <text:p text:style-name="P3"><office:annotation><dc:creator>sde </dc:creator><dc:date>2011-07-27T10:02:17</dc:date><text:p text:style-name="P12"><text:span text:style-name="T24">do text</text:span></text:p><text:p text:style-name="P12"><text:span text:style-name="T24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2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7"/>
      <text:p text:style-name="P10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6">d'environnement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,</text:span><text:span text:style-name="T17">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8"/>
      <text:p text:style-name="P9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21">do text</text:span></text:p><text:p text:style-name="P12"><text:span text:style-name="T2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8-11-07T15:54:50.783705433</dc:date>
    <meta:editing-duration>PT10M3S</meta:editing-duration>
    <meta:editing-cycles>18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10" meta:word-count="129" meta:character-count="961" meta:non-whitespace-character-count="863"/>
  </office:meta>
</office:document-meta>
</file>